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Open Sans" svg:font-family="'Open Sans'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c3ba" officeooo:paragraph-rsid="0019c3ba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Open Sans" fo:font-size="10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style:font-name="Open Sans" fo:font-size="10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Yhonatan</text:p>
      <text:p text:style-name="P1"/>
      <text:p text:style-name="P1"><text:span text:style-name="T2">abia</text:span><text:span text:style-name="T2"><office:annotation><dc:creator>Autor desconocido</dc:creator><dc:date>2018-05-09T23:14:27.127386328</dc:date><text:p text:style-name="P3"><text:span text:style-name="T4">Las palabras resaltadas están mal escritas. Corregilas. Acordate cómo empiezan los nombres</text:span></text:p></office:annotation></text:span> una vez un niño que se llamaba <text:span text:style-name="T2">peter pan</text:span><text:span text:style-name="T2"><office:annotation><dc:creator>Autor desconocido</dc:creator><dc:date>2018-05-09T23:16:14.567505680</dc:date><text:p text:style-name="P2"><text:span text:style-name="T3">Fijate si podés poner comas y puntos para que se entienda mejor tu texto</text:span></text:p></office:annotation></text:span> siempre quería divertirse hasta que una noche vino <text:span text:style-name="T2">peter pan</text:span> entro por la ventana y se acerco a la cama de <text:span text:style-name="T2">wendy</text:span> y le dijo que era el capitán de los niños perdidos y también dijo que era muy listo para caerse de sus <text:span text:style-name="T2">cochesitos.</text:span><text:span text:style-name="T2"><office:annotation><dc:creator>Autor desconocido</dc:creator><dc:date>2018-05-09T23:14:48.552140871</dc:date><text:p text:style-name="P2"><text:span text:style-name="T3">¿Quiénes eran muy listos para caerse de sus cochecitos? Esta parte no se entiende. Modificala para que tenga sentido.</text:span></text:p></office:annotatio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Open Sans" svg:font-family="'Open Sans'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 Sans" fo:font-size="11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Open Sans" fo:font-size="11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Open Sans" fo:font-family="'Open Sans'" style:font-family-generic="swiss" fo:font-size="13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Open Sans" fo:font-family="'Open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Open Sans" fo:font-family="'Open Sans'" style:font-family-generic="swiss" fo:font-size="11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23:11:34.955952819</meta:creation-date>
    <dc:date>2018-05-09T23:17:06.140764694</dc:date>
    <meta:editing-duration>PT5M31S</meta:editing-duration>
    <meta:editing-cycles>1</meta:editing-cycles>
    <meta:document-statistic meta:table-count="0" meta:image-count="0" meta:object-count="0" meta:page-count="1" meta:paragraph-count="2" meta:word-count="56" meta:character-count="281" meta:non-whitespace-character-count="227"/>
    <meta:generator>LibreOffice/5.1.6.2$Linux_X86_64 LibreOffice_project/10m0$Build-2</meta:generator>
  </office:meta>
</office:document-meta>
</file>